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orphans="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Comutação de circuito <text:span text:style-name="Emphasis">versus </text:span>Comutação de Pacotes </text:h>
      <text:p text:style-name="Text_20_body">As redes de computadores têm um papel fundamental para o crescimento tecnológico. De certa forma, as redes têm reduzido os custos e tornado a vida das pessoas mais flexível e conectada. </text:p>
      <text:p text:style-name="Text_20_body">As redes WAN, por serem distribuídas geograficamente, têm um número infinito de servidores. Estes formam redes menores, ou sub-redes(LAN). Essas LAN tem o objetivo de transferir os dados entre os computadores e as LAN. </text:p>
      <text:p text:style-name="Text_20_body">A rede de longa distância ou WAN (Wide Area Network) é uma rede de computadores que se espalha geograficamente, abrange países e até continentes, bem diferente dos outros tipos de rede. Na verdade, uma WAN é uma sucessão de redes LAN interconectadas. </text:p>
      <text:p text:style-name="Text_20_body">Por analogia, uma rede WAN pode ser comparada à Internet como conhecemos. A WWW é a rede das redes e abrange o globo terrestre, interliga diversos continentes, independente do tipo de conexão, seja por cabo, fibra ou rede móvel. </text:p>
      <text:p text:style-name="Text_20_body">O processo de comutação de pacotes é um serviço que acessa recursos de uma rede. A comutação de circuito é amplamente usada na telefonia para tráfego de voz pelo meio de comunicação, mas, com desenvolvimento da tecnologia de redes, hoje há tráfego de voz circulando pela Internet, através do VOIP, que é voz sobre IP, que usa outro método para comutar os dados pelo meio de comunicação. </text:p>
      <text:p text:style-name="Text_20_body">E a comutação de pacotes, responsável pelo tráfego de dados no meio de comunicação, tem uma série de regras para que o dado seja transmitido. Esse dado vem desde a camada de aplicação e chega à camada física, segue todo o rito da arquitetura TCP/IP. Esse caminho é realizado em milissegundos. </text:p>
      <text:p text:style-name="Text_20_body">Diante deste cenário, pense, reflita e disserte sobre o assunto “comutação de pacotes e comutação de circuitos”, itens fundamentais para o entendimento de como os dados são transferidos ao longo do meio de comunicação. </text:p>
      <text:h text:style-name="Heading_20_3" text:outline-level="3">Vamos Praticar </text:h>
      <text:p text:style-name="Text_20_body">Nesse cenário, qual a diferença entre comutação de circuito e pacotes? Pesquise e disserte sobre o assunto e prepare um esquema, usando simulador Packet Tracer, com dois computadores e dois telefones VOIP, por meio do qual você possa simular o tráfego de dados e, depois, o tráfego de voz. </text:p>
      <text:p text:style-name="Text_20_body"><text:span text:style-name="Strong_20_Emphasis">Ao final, disponibilize seu trabalho no fórum da seção. </text:span></text:p>
      <text:h text:style-name="Heading_20_1" text:outline-level="1">Referências </text:h>
      <text:p text:style-name="Text_20_body">FEY, A. F. <text:span text:style-name="Strong_20_Emphasis">Redes de Computadores de Longa Distância (WAN) </text:span>. ITI, 2018, 310 p. </text:p>
      <text:p text:style-name="Text_20_body">TANENBAUM, A. S. <text:span text:style-name="Strong_20_Emphasis">Redes de computadores </text:span>. 4. ed. Rio de Janeiro: Elsevier, 2003. 632p. </text:p>
      <text:p text:style-name="Standard"/>
      <text:p text:style-name="Standard">Caro(a) estudante, Espera-se que você responda às diferenças entre comutação de circuitos e comutação por pacotes, sendo a comutação por circuitos amplamente usada para tráfego de voz. Quando o meio de comunicação está sendo usado pela comutação por circuito, o canal de <text:soft-page-break/>comunicação fica reservado apenas para esses dois interlocutores. Por exemplo, se duas pessoas estivessem realizando uma ligação telefônica, a linha estaria reservada para esses dois telefones apenas, até a conversa ser finalizada. Na comutação por pacotes, no entanto, a transmissão de dados é realizada por múltiplos computadores ao mesmo tempo. O meio de comunicação é compartilhado por todos, não há necessidade de reserva do meio de comunicação para realizar a transmissão. Os pacotes de dados seguem pelo meio de comunicação de forma desordenada até o destino, onde são reorganizados e entregues ao destinatário. Prepare um diagrama de redes, em que conste uma pequena rede de computadores e telefones VOIP, usando a ferramenta Packet Tracer, da Cisco.</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30T19:37:42.893560991</meta:creation-date>
    <dc:date>2023-11-30T20:11:42.150581260</dc:date>
    <meta:editing-duration>PT33M59S</meta:editing-duration>
    <meta:editing-cycles>2</meta:editing-cycles>
    <meta:generator>LibreOffice/7.3.7.2$Linux_X86_64 LibreOffice_project/30$Build-2</meta:generator>
    <meta:document-statistic meta:table-count="0" meta:image-count="0" meta:object-count="0" meta:page-count="2" meta:paragraph-count="15" meta:word-count="554" meta:character-count="3400" meta:non-whitespace-character-count="2847"/>
  </office:meta>
</office:document-meta>
</file>